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95ef2" officeooo:paragraph-rsid="00195ef2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95ef2" officeooo:paragraph-rsid="00195ef2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95ef2" officeooo:paragraph-rsid="00195ef2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paragraph-rsid="001b3ab3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b3ab3" officeooo:paragraph-rsid="001b3ab3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95ef2" officeooo:paragraph-rsid="001b3ab3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b3ab3" officeooo:paragraph-rsid="001b3ab3"/>
    </style:style>
    <style:style style:name="P8" style:family="paragraph" style:parent-style-name="Standard">
      <style:text-properties style:font-name="Arial" officeooo:paragraph-rsid="001b3ab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-asian="Courier New1" style:font-name-complex="Courier New1"/>
    </style:style>
    <style:style style:name="T3" style:family="text">
      <style:text-properties officeooo:rsid="001b3ab3"/>
    </style:style>
    <style:style style:name="T4" style:family="text">
      <style:text-properties officeooo:rsid="001bf424"/>
    </style:style>
    <style:style style:name="T5" style:family="text">
      <style:text-properties officeooo:rsid="001d28d9"/>
    </style:style>
    <style:style style:name="T6" style:family="text">
      <style:text-properties officeooo:rsid="001e3d98"/>
    </style:style>
    <style:style style:name="T7" style:family="text">
      <style:text-properties officeooo:rsid="001e7d9d"/>
    </style:style>
    <style:style style:name="T8" style:family="text">
      <style:text-properties officeooo:rsid="001fc783"/>
    </style:style>
    <style:style style:name="T9" style:family="text">
      <style:text-properties officeooo:rsid="002091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aptitudes professionnelles</text:p>
      <text:p text:style-name="P1">PPP</text:p>
      <text:p text:style-name="P2"/>
      <text:p text:style-name="P2"/>
      <text:p text:style-name="P5">Différence entre aptitude et compétences :</text:p>
      <text:p text:style-name="P7"/>
      <text:p text:style-name="P7">Une aptitude est une capacité naturelle à faire une chose donnée, contrairement à une compétence qui est une connaissance approfondie par la formation.</text:p>
      <text:p text:style-name="P2"/>
      <text:p text:style-name="P2"/>
      <text:p text:style-name="P3"/>
      <text:p text:style-name="P4">Principales</text:p>
      <text:p text:style-name="P8"><text:span text:style-name="T2">• </text:span>Assiduité au travail <text:span text:style-name="T3">= </text:span><text:span text:style-name="T4">chirurgien qui doit être parfait dans ses tâches</text:span></text:p>
      <text:p text:style-name="P8"><text:span text:style-name="T2">• </text:span>Autonomie <text:span text:style-name="T4">= Patron de startup</text:span></text:p>
      <text:p text:style-name="P8"><text:span text:style-name="T2">• </text:span>Bonne capacité d’apprentissage <text:span text:style-name="T4">= Informaticien qui doit s’informer des nouvelles technologies.</text:span></text:p>
      <text:p text:style-name="P8"><text:span text:style-name="T2">• </text:span>Capacité à respecter les consignes <text:span text:style-name="T4">= Un maçon qui doit respecter les plans</text:span></text:p>
      <text:p text:style-name="P8"><text:span text:style-name="T2">• </text:span>Capacité à travailler seul <text:span text:style-name="T4">= Développeur en auto entreprise</text:span></text:p>
      <text:p text:style-name="P8"><text:span text:style-name="T2">• </text:span>Capacité à travailler en équipe <text:span text:style-name="T4">= Développeur dans une entreprise</text:span></text:p>
      <text:p text:style-name="P8"><text:span text:style-name="T2">• </text:span>Dynamique <text:span text:style-name="T4">= Pompier qui doit être prêt pour chaque situation</text:span></text:p>
      <text:p text:style-name="P8"><text:span text:style-name="T2">• </text:span>Facilité d’adaptation <text:span text:style-name="T4">= informaticien qui doit s’adapter aux nouvelles technologies</text:span></text:p>
      <text:p text:style-name="P8"><text:span text:style-name="T2">• </text:span>Fiable <text:span text:style-name="T4">= Un développeur senior qui peut apporter son expérience aux jeunes</text:span></text:p>
      <text:p text:style-name="P8"><text:span text:style-name="T2">• </text:span>Leadership <text:span text:style-name="T4">= Un ingénieur qui doit gérer son équipe</text:span></text:p>
      <text:p text:style-name="P8"><text:span text:style-name="T2">• </text:span>Patient <text:span text:style-name="T4">= Chasseur qui doit attendre sa proie</text:span></text:p>
      <text:p text:style-name="P8"><text:span text:style-name="T2">• </text:span>Persévérant <text:span text:style-name="T4">= Athlète de haut niveau qui doit travailler dur pour progresser</text:span></text:p>
      <text:p text:style-name="P8"><text:span text:style-name="T2">• </text:span>Polyvalent <text:span text:style-name="T4">= Un mec qui travaille dans un fast-food</text:span></text:p>
      <text:p text:style-name="P8"><text:span text:style-name="T2">• </text:span>Ponctuel <text:span text:style-name="T4">= Conducteur SNCF pour éviter les retards.</text:span></text:p>
      <text:p text:style-name="P8"><text:span text:style-name="T2">• </text:span>Sens de l’initiative <text:span text:style-name="T4">= Les lanceurs de manifestation à la CGT</text:span></text:p>
      <text:p text:style-name="P8"><text:span text:style-name="T2">• </text:span>Sens de l’observation <text:span text:style-name="T4">= Garde champêtre</text:span></text:p>
      <text:p text:style-name="P8"><text:span text:style-name="T2">• </text:span>Sens des responsabilités <text:span text:style-name="T4">= </text:span><text:span text:style-name="T5">Baby-sitter, garder un enfant c’est être responsable</text:span></text:p>
      <text:p text:style-name="P8"/>
      <text:p text:style-name="P4">Organisation</text:p>
      <text:p text:style-name="P8"><text:span text:style-name="T2">• </text:span>Bon sens de l’organisation <text:span text:style-name="T5">= Secrétaire</text:span></text:p>
      <text:p text:style-name="P8"><text:span text:style-name="T2">• </text:span>Capacité à créer ses propres outils de travail <text:span text:style-name="T5">= Mécanicien sur des vielles voitures</text:span></text:p>
      <text:p text:style-name="P8"><text:span text:style-name="T2">• </text:span>Capacité à établir des priorités <text:span text:style-name="T5">= Chef d’entreprise</text:span></text:p>
      <text:p text:style-name="P8"><text:span text:style-name="T2">• </text:span>Capacité à respecter les délais <text:span text:style-name="T5">= Chef de projet, respect des deadline d’un projet</text:span></text:p>
      <text:p text:style-name="P8"><text:span text:style-name="T2">• </text:span>Capacité de planifier un agenda et/ou un horaire <text:span text:style-name="T5">= Chef de projet pour effectuer les tâches efficacement</text:span></text:p>
      <text:p text:style-name="P8"><text:span text:style-name="T2">• </text:span>Capacité d’évaluer une tâche <text:span text:style-name="T5">= Chef de projet pour savoir combien de temps et d’argent il faut pour réaliser une tâche</text:span></text:p>
      <text:p text:style-name="P8"><text:span text:style-name="T2">• </text:span>Capacité d’exécution rapide et précise <text:span text:style-name="T5">= Ouvrier à la chaîne, par exemple Peugeot</text:span></text:p>
      <text:p text:style-name="P8"><text:span text:style-name="T2">• </text:span>Facilité à mener plusieurs tâches en parallèle <text:span text:style-name="T5">= Ingénieur, doit gérer son projet et son équipe.</text:span></text:p>
      <text:p text:style-name="P8"><text:span text:style-name="T2">• </text:span>Sens de la planification <text:span text:style-name="T5">= </text:span><text:span text:style-name="T6">Secrétaire qui gère le planning de son patron.</text:span></text:p>
      <text:p text:style-name="P8"/>
      <text:p text:style-name="P4">Relation interpersonnelle</text:p>
      <text:p text:style-name="P8"><text:span text:style-name="T2">• </text:span>Aisance à s’adapter à différentes cultures <text:span text:style-name="T7">= Journaliste à l’international</text:span></text:p>
      <text:p text:style-name="P8"><text:span text:style-name="T2">• </text:span>Capacité à établir les besoins en termes d’organisation <text:span text:style-name="T7">= <text:s/>Chef de projet qui doit définir tous les besoins pour son projet</text:span></text:p>
      <text:p text:style-name="P8"><text:span text:style-name="T2">• </text:span>Capacité à saisir rapidement les besoins <text:span text:style-name="T7">= </text:span><text:span text:style-name="T8">Chef de projet</text:span></text:p>
      <text:p text:style-name="P8"><text:span text:style-name="T2">• </text:span>Facilité à accepter des points de vue différents <text:span text:style-name="T8">= Un juge lors d’un jugement</text:span></text:p>
      <text:p text:style-name="P8"><text:span text:style-name="T2">• </text:span>Facilité à évaluer le potentiel des individus <text:span text:style-name="T8">= Recruteur pour une équipe de foot</text:span></text:p>
      <text:p text:style-name="P8"><text:soft-page-break/><text:span text:style-name="T2">• </text:span>Facilité à repérer les difficultés et à les résoudre <text:span text:style-name="T9">= Un psychologue </text:span></text:p>
      <text:p text:style-name="P8"><text:span text:style-name="T2">• </text:span>Facilité à répondre aux besoins d’un groupe <text:span text:style-name="T9">= </text:span></text:p>
      <text:p text:style-name="P8"><text:span text:style-name="T2">• </text:span>Facilité à travailler avec diverses clientèles <text:s/></text:p>
      <text:p text:style-name="P8"/>
      <text:p text:style-name="P4">Communication</text:p>
      <text:p text:style-name="P8"/>
      <text:p text:style-name="P8"><text:span text:style-name="T2">• </text:span>Aisance à communiquer par écrit</text:p>
      <text:p text:style-name="P8"><text:span text:style-name="T2">• </text:span>Aisance à communiquer verbalement</text:p>
      <text:p text:style-name="P8"><text:span text:style-name="T2">• </text:span>Capacité à apporter une vision nouvelle aux<text:span text:style-name="T2"> </text:span>formes traditionnelles</text:p>
      <text:p text:style-name="P8"><text:span text:style-name="T2">• </text:span>Capacité à communiquer chaleureusement avec les gens</text:p>
      <text:p text:style-name="P8"><text:span text:style-name="T2">• </text:span>Capacité à décrire une situation de façon claire et précise</text:p>
      <text:p text:style-name="P8"><text:span text:style-name="T2">• </text:span>Capacité à diffuser de l’information</text:p>
      <text:p text:style-name="P8"><text:span text:style-name="T2">• </text:span>Capacité à répondre rapidement aux besoins de la clientèle</text:p>
      <text:p text:style-name="P8"><text:span text:style-name="T2">• </text:span>Capacité de synthèse et d’analyse</text:p>
      <text:p text:style-name="P8"><text:span text:style-name="T2">• </text:span>Facilité à s’exprimer et à se faire comprendre en public</text:p>
      <text:p text:style-name="P8"><text:span text:style-name="T2">• </text:span>Facilité à susciter la communication</text:p>
      <text:p text:style-name="P8"><text:span text:style-name="T2">• </text:span>Facilité à synthétiser et à vulgariser l’information</text:p>
      <text:p text:style-name="P8"><text:span text:style-name="T2">• </text:span>Habilité à créer une atmosphère de coopération </text:p>
      <text:p text:style-name="P8"/>
      <text:p text:style-name="P4">Leadership</text:p>
      <text:p text:style-name="P8"><text:span text:style-name="T2">• </text:span>Capacité à définir des objectifs</text:p>
      <text:p text:style-name="P8"><text:span text:style-name="T2">• </text:span>Capacité à prendre rapidement des décisions </text:p>
      <text:p text:style-name="P8"><text:span text:style-name="T2">• </text:span>Capacité à superviser le personnel</text:p>
      <text:p text:style-name="P8"><text:span text:style-name="T2">• </text:span>Facilité à diriger une réunion ou une équipe </text:p>
      <text:p text:style-name="P8"><text:span text:style-name="T2">• </text:span>Facilité à mener plusieurs tâches de front</text:p>
      <text:p text:style-name="P8"><text:span text:style-name="T2">• </text:span>Facilité à motiver les autres </text:p>
      <text:p text:style-name="P8"/>
      <text:p text:style-name="P8"><text:span text:style-name="T1">Administration</text:span> </text:p>
      <text:p text:style-name="P8"><text:span text:style-name="T2">• </text:span>Capacité à gérer un budget</text:p>
      <text:p text:style-name="P8"><text:span text:style-name="T2">• </text:span>Facilité à calculer rapidement</text:p>
      <text:p text:style-name="P8"><text:span text:style-name="T2">• </text:span>Facilité à travailler avec les chiffres</text:p>
      <text:p text:style-name="P8"><text:span text:style-name="T2">• </text:span>Faculté à tolérer la répétition </text:p>
      <text:p text:style-name="P8"/>
      <text:p text:style-name="P4">Condition physique</text:p>
      <text:p text:style-name="P8"><text:span text:style-name="T2">• </text:span>Bonne endurance physique</text:p>
      <text:p text:style-name="P8"><text:span text:style-name="T2">• </text:span>Bonne forme physique </text:p>
      <text:p text:style-name="P8"><text:span text:style-name="T2">• </text:span>Capacité à travailler sur de longs horaires/variables</text:p>
      <text:p text:style-name="P8"/>
      <text:p text:style-name="P8"><text:span text:style-name="T1">Esprit de synthèse</text:span> </text:p>
      <text:p text:style-name="P8"><text:span text:style-name="T2">• </text:span>Facilité à écrire de façon claire et concise</text:p>
      <text:p text:style-name="P8"><text:span text:style-name="T2">• </text:span>Facilité à rédiger des rapports clairs et précis </text:p>
      <text:p text:style-name="P8"/>
      <text:p text:style-name="P4">Service à la clientèle</text:p>
      <text:p text:style-name="P8"><text:span text:style-name="T2">• </text:span>Capacité à accueillir la clientèle avec courtoisie</text:p>
      <text:p text:style-name="P8"><text:span text:style-name="T2">• </text:span>Capacité à communiquer avec les gens </text:p>
      <text:p text:style-name="P8"><text:span text:style-name="T2">• </text:span>Aptitude pour le service à la clientèle</text:p>
      <text:p text:style-name="P6"><text:span text:style-name="T2">• </text:span>Sociab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5:05:33.417058690</meta:creation-date>
    <dc:date>2023-01-30T16:00:24.377366076</dc:date>
    <meta:editing-duration>PT54M50S</meta:editing-duration>
    <meta:editing-cycles>8</meta:editing-cycles>
    <meta:generator>LibreOffice/7.4.4.2$Linux_X86_64 LibreOffice_project/40$Build-2</meta:generator>
    <meta:document-statistic meta:table-count="0" meta:image-count="0" meta:object-count="0" meta:page-count="2" meta:paragraph-count="78" meta:word-count="686" meta:character-count="4106" meta:non-whitespace-character-count="3483"/>
  </office:meta>
</office:document-meta>
</file>